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48cm" fo:min-width="1.178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666cm" fo:min-width="1.43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28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56cm" svg:height="2.794cm" svg:x="2.651cm" svg:y="2.524cm">
          <text:p text:style-name="P1"><text:span text:style-name="T1">qty &lt; 2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3.556cm" svg:height="2.794cm" svg:x="5.264cm" svg:y="4.864cm">
          <text:p text:style-name="P1"><text:span text:style-name="T1">qty &lt; 5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" draw:id="id3" draw:layer="layout" svg:width="3.556cm" svg:height="2.794cm" svg:x="7.677cm" svg:y="7.404cm">
          <text:p text:style-name="P1"><text:span text:style-name="T1">qty &lt; 1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3.556cm" svg:height="2.794cm" svg:x="10.136cm" svg:y="9.89cm">
          <text:p text:style-name="P1"><text:span text:style-name="T1">qty &lt; 2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4.429cm" svg:y1="5.318cm" svg:x2="5.264cm" svg:y2="6.261cm" draw:start-shape="id1" draw:start-glue-point="6" draw:end-shape="id2" draw:end-glue-point="5" svg:d="M4429 5318v943h835" svg:viewBox="0 0 836 944">
          <text:p text:style-name="P1"><text:span text:style-name="T1">F</text:span></text:p>
        </draw:connector>
        <draw:custom-shape draw:style-name="gr3" draw:text-style-name="P2" xml:id="id5" draw:id="id5" draw:layer="layout" svg:width="2.032cm" svg:height="1.016cm" svg:x="7.731cm" svg:y="3.413cm">
          <text:p text:style-name="P4"><text:span text:style-name="T1">0%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032cm" svg:height="1.016cm" svg:x="9.89cm" svg:y="5.753cm">
          <text:p text:style-name="P4"><text:span text:style-name="T1">2%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2.032cm" svg:height="1.016cm" svg:x="12.376cm" svg:y="8.293cm">
          <text:p text:style-name="P4"><text:span text:style-name="T1">5%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.032cm" svg:height="1.016cm" svg:x="14.608cm" svg:y="10.779cm">
          <text:p text:style-name="P4"><text:span text:style-name="T1">7.5%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042cm" svg:y1="7.658cm" svg:x2="7.677cm" svg:y2="8.801cm" draw:start-shape="id2" draw:start-glue-point="6" draw:end-shape="id3" draw:end-glue-point="5" svg:d="M7042 7658v1143h635" svg:viewBox="0 0 636 1144">
          <text:p text:style-name="P1"><text:span text:style-name="T1">F</text:span></text:p>
        </draw:connector>
        <draw:connector draw:style-name="gr2" draw:text-style-name="P3" draw:layer="layout" svg:x1="9.455cm" svg:y1="10.198cm" svg:x2="10.136cm" svg:y2="11.287cm" draw:start-shape="id3" draw:start-glue-point="6" draw:end-shape="id4" draw:end-glue-point="5" svg:d="M9455 10198v1089h681" svg:viewBox="0 0 682 1090">
          <text:p text:style-name="P1"><text:span text:style-name="T1">F</text:span></text:p>
        </draw:connector>
        <draw:connector draw:style-name="gr4" draw:text-style-name="P5" draw:layer="layout" svg:x1="6.207cm" svg:y1="3.921cm" svg:x2="7.731cm" svg:y2="3.921cm" draw:start-shape="id1" draw:start-glue-point="7" draw:end-shape="id5" svg:d="M6207 3921h1524" svg:viewBox="0 0 1525 1">
          <text:p/>
        </draw:connector>
        <draw:connector draw:style-name="gr4" draw:text-style-name="P5" draw:layer="layout" svg:x1="8.82cm" svg:y1="6.261cm" svg:x2="9.89cm" svg:y2="6.261cm" draw:start-shape="id2" draw:start-glue-point="7" draw:end-shape="id6" draw:end-glue-point="3" svg:d="M8820 6261h1070" svg:viewBox="0 0 1071 1">
          <text:p/>
        </draw:connector>
        <draw:connector draw:style-name="gr4" draw:text-style-name="P5" draw:layer="layout" svg:x1="11.233cm" svg:y1="8.801cm" svg:x2="12.376cm" svg:y2="8.801cm" draw:start-shape="id3" draw:start-glue-point="7" draw:end-shape="id7" draw:end-glue-point="3" svg:d="M11233 8801h1143" svg:viewBox="0 0 1144 1">
          <text:p/>
        </draw:connector>
        <draw:connector draw:style-name="gr4" draw:text-style-name="P5" draw:layer="layout" svg:x1="13.692cm" svg:y1="11.287cm" svg:x2="14.608cm" svg:y2="11.287cm" draw:start-shape="id4" draw:start-glue-point="7" draw:end-shape="id8" draw:end-glue-point="3" svg:d="M13692 11287h916" svg:viewBox="0 0 917 1">
          <text:p/>
        </draw:connector>
        <draw:frame draw:style-name="gr5" draw:text-style-name="P7" draw:layer="layout" svg:width="0.889cm" svg:height="0.906cm" svg:x="8.747cm" svg:y="5.428cm">
          <draw:text-box>
            <text:p text:style-name="P6"><text:span text:style-name="T1">T</text:span></text:p>
          </draw:text-box>
        </draw:frame>
        <draw:frame draw:style-name="gr5" draw:text-style-name="P7" draw:layer="layout" svg:width="0.889cm" svg:height="0.906cm" svg:x="6.335cm" svg:y="3.132cm">
          <draw:text-box>
            <text:p text:style-name="P6"><text:span text:style-name="T1">T</text:span></text:p>
          </draw:text-box>
        </draw:frame>
        <draw:frame draw:style-name="gr5" draw:text-style-name="P7" draw:layer="layout" svg:width="0.889cm" svg:height="0.906cm" svg:x="11.16cm" svg:y="7.968cm">
          <draw:text-box>
            <text:p text:style-name="P6"><text:span text:style-name="T1">T</text:span></text:p>
          </draw:text-box>
        </draw:frame>
        <draw:frame draw:style-name="gr5" draw:text-style-name="P7" draw:layer="layout" svg:width="0.889cm" svg:height="0.906cm" svg:x="13.446cm" svg:y="10.508cm">
          <draw:text-box>
            <text:p text:style-name="P6"><text:span text:style-name="T1">T</text:span></text:p>
          </draw:text-box>
        </draw:frame>
        <draw:custom-shape draw:style-name="gr3" draw:text-style-name="P2" xml:id="id9" draw:id="id9" draw:layer="layout" svg:width="2.032cm" svg:height="1.016cm" svg:x="10.898cm" svg:y="13.7cm">
          <text:p text:style-name="P4"><text:span text:style-name="T1">10%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1.914cm" svg:y1="12.684cm" svg:x2="11.914cm" svg:y2="13.7cm" draw:start-shape="id4" draw:start-glue-point="6" draw:end-shape="id9" draw:end-glue-point="0" svg:d="M11914 12684v1016" svg:viewBox="0 0 1 1017">
          <text:p/>
        </draw:connector>
        <draw:frame draw:style-name="gr5" draw:text-style-name="P7" draw:layer="layout" svg:width="0.889cm" svg:height="0.906cm" svg:x="12.176cm" svg:y="12.667cm">
          <draw:text-box>
            <text:p text:style-name="P6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6-05-01T11:43:13.753832939</meta:creation-date>
    <dc:date>2016-05-01T11:58:01.494042099</dc:date>
    <dc:creator>J David Eisenberg</dc:creator>
    <meta:editing-duration>PT14M49S</meta:editing-duration>
    <meta:editing-cycles>2</meta:editing-cycles>
    <meta:generator>LibreOffice/4.4.3.2$Linux_X86_64 LibreOffice_project/88805f81e9fe61362df02b9941de8e38a9b5fd16</meta:generator>
    <meta:document-statistic meta:object-count="22"/>
  </office:meta>
</office:document-meta>
</file>